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Times New Roman1" svg:font-family="'Times New Roman'" style:font-adornments="Bold" style:font-pitch="variable"/>
    <style:font-face style:name="Times New Roman" svg:font-family="'Times New Roman'"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text-properties officeooo:rsid="00017454" officeooo:paragraph-rsid="00017454"/>
    </style:style>
    <style:style style:name="P4"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writing-mode="page"/>
      <style:text-properties officeooo:rsid="00017454" officeooo:paragraph-rsid="00017454"/>
    </style:style>
    <style:style style:name="P5" style:family="paragraph" style:parent-style-name="Title">
      <style:text-properties officeooo:rsid="00017454" officeooo:paragraph-rsid="00017454"/>
    </style:style>
    <style:style style:name="P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writing-mode="page"/>
      <style:text-properties officeooo:rsid="00026543" officeooo:paragraph-rsid="00026543"/>
    </style:style>
    <style:style style:name="P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writing-mode="page"/>
      <style:text-properties officeooo:rsid="0007fa60" officeooo:paragraph-rsid="0007fa60"/>
    </style:style>
    <style:style style:name="P8" style:family="paragraph" style:parent-style-name="Subtitle" style:list-style-name="L1" style:master-page-name="">
      <loext:graphic-properties draw:fill="none"/>
      <style:paragraph-properties fo:margin-left="0.801cm" fo:margin-right="0cm" fo:margin-top="0.106cm" fo:margin-bottom="0.212cm" loext:contextual-spacing="false" fo:line-height="150%" fo:text-align="justify" style:justify-single-word="false" fo:text-indent="-0.801cm" style:auto-text-indent="false" style:page-number="auto" fo:background-color="transparent" fo:keep-with-next="always" style:writing-mode="page"/>
      <style:text-properties officeooo:rsid="00017454" officeooo:paragraph-rsid="00017454"/>
    </style:style>
    <style:style style:name="T1" style:family="text">
      <style:text-properties fo:font-style="italic" style:font-style-asian="italic" style:font-style-complex="italic"/>
    </style:style>
    <style:style style:name="T2" style:family="text">
      <style:text-properties fo:font-style="italic" officeooo:rsid="0001ffc4" style:font-style-asian="italic" style:font-style-complex="italic"/>
    </style:style>
    <style:style style:name="T3" style:family="text">
      <style:text-properties fo:font-style="italic" officeooo:rsid="00026543" style:font-style-asian="italic" style:font-style-complex="italic"/>
    </style:style>
    <style:style style:name="T4" style:family="text">
      <style:text-properties fo:font-style="italic" officeooo:rsid="0005a6c6" style:font-style-asian="italic" style:font-style-complex="italic"/>
    </style:style>
    <style:style style:name="T5" style:family="text">
      <style:text-properties fo:font-style="italic" officeooo:rsid="0006fbc9"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1ffc4" style:font-style-asian="normal" style:font-style-complex="normal"/>
    </style:style>
    <style:style style:name="T8" style:family="text">
      <style:text-properties fo:font-style="normal" officeooo:rsid="00026543" style:font-style-asian="normal" style:font-style-complex="normal"/>
    </style:style>
    <style:style style:name="T9" style:family="text">
      <style:text-properties fo:font-style="normal" officeooo:rsid="0003c6e0" style:font-style-asian="normal" style:font-style-complex="normal"/>
    </style:style>
    <style:style style:name="T10" style:family="text">
      <style:text-properties fo:font-style="normal" officeooo:rsid="0005a6c6" style:font-style-asian="normal" style:font-style-complex="normal"/>
    </style:style>
    <style:style style:name="T11" style:family="text">
      <style:text-properties fo:font-style="normal" officeooo:rsid="0006fbc9" style:font-style-asian="normal" style:font-style-complex="normal"/>
    </style:style>
    <text:list-style style:name="L1">
      <text:list-level-style-number text:level="1" text:style-name="User_20_Entry" style:num-prefix="1."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1."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1."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AB I</text:p>
      <text:p text:style-name="P5">PENDAHULUAN</text:p>
      <text:p text:style-name="P3"/>
      <text:list xml:id="list5213381258213264574" text:style-name="L1">
        <text:list-item>
          <text:p text:style-name="P8">Latar Belakang</text:p>
        </text:list-item>
      </text:list>
      <text:p text:style-name="P4">Sistem <text:span text:style-name="T2">Enterprise Resource Planning </text:span><text:span text:style-name="T7">(ERP) saat ini sudah sangat berkembang. Baik untuk bisnis profit maupun non-profit. Dewasa ini sistem semacam ini sudah merupakan bagian dari perusahaan. Jika perusahaan tersebut belum atau tidak menggunakan ERP maka salah satu permasalahan yang paling umum ialah kelangkaan stok. Konsep ERP adalah sebuah sistem yang mengintegrasikan proses setiap </text:span><text:span text:style-name="T2">line </text:span><text:span text:style-name="T7">dalam manajemen perusahaan secara tarnsparansi dan memiliki akuntabilitas yang cukup tinggi(Shandra, 2013). Sistem ERP atau juga bisa disebut sistem informasi terintegrasi. Dikarenakan integrasi setiap data yang diinput kedalam </text:span><text:span text:style-name="T2">database</text:span><text:span text:style-name="T7"> </text:span><text:span text:style-name="T8">dapat diproses oleh berbagai pihak dengan menggunakan metodenya masing – masing. Data – data terseut bersifat </text:span><text:span text:style-name="T3">Input Once Proccess Forever.</text:span><text:span text:style-name="T8"> Sehingga banyak implementasi pada setiap data. </text:span><text:span text:style-name="T3">Extreme programming</text:span><text:span text:style-name="T8"> adalah proses pembuatan aplikasi atau </text:span><text:span text:style-name="T3">project</text:span><text:span text:style-name="T8"> yang mendahulukan fungsi daripada tampilan. Sehingga </text:span><text:span text:style-name="T3">prototype</text:span><text:span text:style-name="T8"> dari aplikasi tersebut akan sangat buruk bahkan terkesan biasa saja. Tetapi jika sudah selesai tampilan tersebut akan menjadi cukup bagus. Enkripsi data sudah merupakan hal yang wajib jika anda ingin data anda aman. Enkripsi merupakan proses perhitungan bilangan bulat(</text:span><text:span text:style-name="T3">BigInteger</text:span><text:span text:style-name="T8">) yang mana bilangan tersebut akan diproses kedalam sebuah </text:span><text:span text:style-name="T3">hash</text:span><text:span text:style-name="T8"> dan menyimpannya kedalam sebuah media penyimpanan. Enkripsi bisa dikatakan hobi jika pembuat/pengguna merupakan seorang </text:span><text:span text:style-name="T3">CipherPunk</text:span><text:span text:style-name="T8">. Dan seorang </text:span><text:span text:style-name="T3">CipherPunk</text:span><text:span text:style-name="T8"> akan membuat semua data yang diprosesnya akan sangat sulit dibaca tanpa melakukan dekripsi </text:span><text:span text:style-name="T3">hash</text:span><text:span text:style-name="T8"> tersebut.</text:span></text:p>
      <text:p text:style-name="P6"><text:span text:style-name="T6">Tidak semua perusahaan menerapkan konsep diatas. Terutama masalah keamanan data. Diantaranya dikarenakan penyimpanan data yang berifat </text:span><text:span text:style-name="T1">online</text:span><text:span text:style-name="T6">. Bukan bermaksud menyinggung penyimpanan data yang bersifat </text:span><text:span text:style-name="T1">online</text:span><text:span text:style-name="T6">. Namun salah satu celah keamanan yang paling sering terjadi adalah dikarenakan letak data yang </text:span><text:span text:style-name="T1">online</text:span><text:span text:style-name="T6"> sehingga kemungkinan diakses oleh pihak yang tidak bertanggungjawab cukup besar daripada penyimpanan data yang bersifat </text:span><text:span text:style-name="T1">offline</text:span><text:span text:style-name="T6">. Belum lagi data tersebut tidak dienkripsi sehingga data yang disimpan akan sangat mudah dibaca. Disamping itu sifat dari departmen di setiap bagian perusahaan yang sering merahasiakan transparansi data. Baik karena kesalahan penyampaian informasi maupun kendala yang lain. Akibatnya integrasi data menjadi kacau. Bahkan sering terjadi kesalahan pembuatan keputusan. Karena kendala yang </text:span><text:soft-page-break/><text:span text:style-name="T6">sudah disebutkan. </text:span><text:span text:style-name="T9">Terjadi pula penulisan waktu yang salah. </text:span><text:span text:style-name="T10">Selain itu kendala pemasangan dan akses </text:span><text:span text:style-name="T4">internet</text:span><text:span text:style-name="T10"> di Kecamatan Palang yang sangat lambat juga menambah kendala – kendala diatas. Konsep – konsep tersebut juga belum diterapkan dan dimanfaatkan oleh perusahaan mikro. Akibatnya perusahaan tersebut harus melakukan perhitungan stok, pencarian pemasok di buku telepon, penambahan pegawai tetap, bonus pegawai, bahkan sampai terjadi kekecewaan pelanggan karena stok yang habis. Berbagai kendala akan tercipta didalam perusahaan jika sistem terintegrasi tidak digunakan. Walaupun perusahaan tersebut sudah menggunakan sebuah sistem terintegrasi. Akan tetapi, penggunaan aplikasi yang tidak berhubungan dengan sistem akan membuat distribusi data menjadi lebih sulit. </text:span><text:span text:style-name="T11">Bahkan pemilik harus menulis ulang data kedalam </text:span><text:span text:style-name="T5">database</text:span><text:span text:style-name="T11"> secara manual. Jika sistem tersebut tidak terenkripsi. Hal tersebut akan sedikit mudah untuk dilakukan. Tetapi jika tidak, maka penulisan data kedalam </text:span><text:span text:style-name="T5">database</text:span><text:span text:style-name="T11"> akan sangat mengacaukan sistem tersebut. Dan hal tersebut tidak bisa dipaksakan. Pembuatan laporan, analisa permintaan dan kesehatan keuangan juga belum diterapkan disemua sistem. Hal ini juga akan berpengaruh pada proses analisa dan pembuatan keputusan yang sangat kacau.</text:span></text:p>
      <text:p text:style-name="P7"><text:span text:style-name="T11">B</text:span><text:span text:style-name="T6">erdasarkan uraian diatas, dapat disimpulkan bahwa penggunaan ERP pada setiap perusahaan sudah menjadi keharusan. Dan selain penggunaannya, keamanan dan stabilitas data juga dapat melindungi dan memberikan pendukung – pendukung keputusan yang menguntungkan perusahaan. Sistem yang terintegrasi juga mendukung setiap departmen didalam sebuah perusahaan. Yang mana secara tidak langsung setiap departmen sudah terhubung dengan distribusi data yang telah tersimpan. Dengan koneksi </text:span><text:span text:style-name="T1">Local Area Network</text:span><text:span text:style-name="T6"> (LAN) distribusi data menjadi semakin am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Times New Roman1" svg:font-family="'Times New Roman'" style:font-adornments="Bold" style:font-pitch="variable"/>
    <style:font-face style:name="Times New Roman" svg:font-family="'Times New Roman'"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writing-mode="page"/>
      <style:text-properties style:font-name="Times New Roman" fo:font-family="'Times New Roman'"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master-page-name="">
      <loext:graphic-properties draw:fill-image-width="0cm" draw:fill-image-height="0cm"/>
      <style:paragraph-properties fo:margin-top="0cm" fo:margin-bottom="0cm" loext:contextual-spacing="false" fo:text-align="center" style:justify-single-word="false" style:page-number="auto" style:shadow="none" style:writing-mode="page">
        <style:tab-stops/>
      </style:paragraph-properties>
      <style:text-properties style:font-name="Times New Roman1" fo:font-family="'Times New Roman'" style:font-style-name="Bold" style:font-pitch="variable" fo:font-size="14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style:font-name="Times New Roman1" fo:font-family="'Times New Roman'" style:font-style-name="Bold" style:font-pitch="variable" fo:font-size="11%" fo:font-weight="bold" style:font-size-asian="130%" style:font-weight-asian="bold" style:font-size-complex="130%" style:font-weight-complex="bold"/>
    </style:style>
    <style:style style:name="Bibliography_20_1" style:display-name="Bibliography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font-weight="bold"/>
    </style:style>
    <style:style style:name="Subtitle" style:family="paragraph" style:parent-style-name="Heading" style:next-style-name="Text_20_body" style:class="chapter">
      <style:paragraph-properties fo:margin-top="0.106cm" fo:margin-bottom="0.212cm" loext:contextual-spacing="false" fo:text-align="justify" style:justify-single-word="false" style:writing-mode="page"/>
      <style:text-properties style:font-name="Times New Roman1" fo:font-family="'Times New Roman'" style:font-style-name="Bold" style:font-pitch="variable" fo:font-size="12pt" fo:font-weight="bold" style:font-size-asian="18pt" style:font-size-complex="18pt"/>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4.001cm" fo:margin-right="3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text:page-number></text:p>
      </style:footer>
      <style:footer-first>
        <text:p text:style-name="MP2"><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9T15:11:36.358254200</meta:creation-date>
    <dc:date>2017-06-29T20:39:56.554893331</dc:date>
    <meta:editing-duration>PT12M38S</meta:editing-duration>
    <meta:editing-cycles>3</meta:editing-cycles>
    <meta:generator>LibreOffice/5.2.7.2$Linux_X86_64 LibreOffice_project/20$Build-2</meta:generator>
    <meta:document-statistic meta:table-count="0" meta:image-count="0" meta:object-count="0" meta:page-count="2" meta:paragraph-count="8" meta:word-count="551" meta:character-count="4203" meta:non-whitespace-character-count="3656"/>
  </office:meta>
</office:document-meta>
</file>